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$logFile = file(storage_path().'/logs/laravel-2019-02-07.log');</text:p>
      <text:p text:style-name="Standard"/>
      <text:p text:style-name="Standard"><text:tab/><text:tab/>return response(array(</text:p>
      <text:p text:style-name="Standard"><text:tab/><text:tab/><text:tab/>'log'=&gt;$logFile</text:p>
      <text:p text:style-name="Standard"/>
      <text:p text:style-name="Standard"><text:tab/><text:tab/>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14:42.157027827</meta:creation-date>
    <dc:date>2019-02-07T15:18:02.224636148</dc:date>
    <meta:editing-duration>PT3M24S</meta:editing-duration>
    <meta:editing-cycles>1</meta:editing-cycles>
    <meta:document-statistic meta:table-count="0" meta:image-count="0" meta:object-count="0" meta:page-count="1" meta:paragraph-count="4" meta:word-count="7" meta:character-count="112" meta:non-whitespace-character-count="100"/>
    <meta:generator>LibreOffice/6.0.3.2$Linux_X86_64 LibreOffice_project/00m0$Build-2</meta:generator>
  </office:meta>
</office:document-meta>
</file>